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ffff" draw:fill-gradient-name="Light_20_gray_20_rectangular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gradient" draw:fill-color="#ffffff" draw:fill-gradient-name="Light_20_gray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3" style:family="paragraph">
      <style:paragraph-properties fo:margin-left="0cm" fo:margin-right="0cm" fo:text-indent="0cm"/>
      <style:text-properties fo:font-weight="normal"/>
    </style:style>
    <style:style style:name="P4" style:family="paragraph">
      <style:text-properties fo:font-size="14pt" fo:font-style="italic" fo:font-weight="normal"/>
    </style:style>
    <style:style style:name="T1" style:family="text">
      <style:text-properties fo:font-size="14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3.495cm" svg:height="17.78cm" svg:x="0.3cm" svg:y="1.063cm">
          <text:p/>
          <draw:enhanced-geometry svg:viewBox="0 0 21600 21600" draw:path-stretchpoint-x="10800" draw:path-stretchpoint-y="10800" draw:text-areas="?f3 ?f4 ?f5 ?f6" draw:type="round-rectangle" draw:modifiers="1471.41024145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6.35cm" svg:x="1.57cm" svg:y="2.93cm">
          <text:p/>
          <draw:enhanced-geometry svg:viewBox="0 0 21600 21600" draw:path-stretchpoint-x="10800" draw:path-stretchpoint-y="10800" draw:text-areas="?f3 ?f4 ?f5 ?f6" draw:type="round-rectangle" draw:modifiers="2565.81045172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6.35cm" svg:x="12.57cm" svg:y="2.93cm">
          <text:p/>
          <draw:enhanced-geometry svg:viewBox="0 0 21600 21600" draw:path-stretchpoint-x="10800" draw:path-stretchpoint-y="10800" draw:text-areas="?f3 ?f4 ?f5 ?f6" draw:type="round-rectangle" draw:modifiers="2565.81045172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6.35cm" svg:x="1.57cm" svg:y="11.223cm">
          <text:p/>
          <draw:enhanced-geometry svg:viewBox="0 0 21600 21600" draw:path-stretchpoint-x="10800" draw:path-stretchpoint-y="10800" draw:text-areas="?f3 ?f4 ?f5 ?f6" draw:type="round-rectangle" draw:modifiers="2565.81045172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6.35cm" svg:x="12.57cm" svg:y="11.223cm">
          <text:p/>
          <draw:enhanced-geometry svg:viewBox="0 0 21600 21600" draw:path-stretchpoint-x="10800" draw:path-stretchpoint-y="10800" draw:text-areas="?f3 ?f4 ?f5 ?f6" draw:type="round-rectangle" draw:modifiers="2565.81045172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981cm" svg:height="0.983cm" svg:x="1.57cm" svg:y="2.005cm">
          <draw:text-box>
            <text:p text:style-name="P2">IzPack runtime</text:p>
          </draw:text-box>
        </draw:frame>
        <draw:frame draw:style-name="gr3" draw:text-style-name="P2" draw:layer="layout" svg:width="2.547cm" svg:height="0.983cm" svg:x="12.468cm" svg:y="2.005cm">
          <draw:text-box>
            <text:p text:style-name="P2">Panels</text:p>
          </draw:text-box>
        </draw:frame>
        <draw:frame draw:style-name="gr3" draw:text-style-name="P2" draw:layer="layout" svg:width="3.812cm" svg:height="0.983cm" svg:x="1.741cm" svg:y="10.26cm">
          <draw:text-box>
            <text:p text:style-name="P2">Packs data</text:p>
          </draw:text-box>
        </draw:frame>
        <draw:frame draw:style-name="gr3" draw:text-style-name="P2" draw:layer="layout" svg:width="3.741cm" svg:height="0.983cm" svg:x="12.646cm" svg:y="10.26cm">
          <draw:text-box>
            <text:p text:style-name="P2">Resources</text:p>
          </draw:text-box>
        </draw:frame>
        <draw:frame draw:style-name="gr4" draw:text-style-name="P1" draw:layer="layout" svg:width="4.513cm" svg:height="4.513cm" svg:x="1.594cm" svg:y="12.142cm">
          <draw:image xlink:href="../../../../../Downloads/Linspire%20Clear/128x128/apps/warehause.png" xlink:type="simple" xlink:show="embed" xlink:actuate="onLoad">
            <text:p/>
          </draw:image>
        </draw:frame>
        <draw:frame draw:style-name="gr4" draw:text-style-name="P1" draw:layer="layout" svg:width="3.386cm" svg:height="3.386cm" svg:x="13cm" svg:y="4.238cm">
          <draw:image xlink:href="../../../../../Downloads/Linspire%20Clear/128x128/apps/windowlist.png" xlink:type="simple" xlink:show="embed" xlink:actuate="onLoad">
            <text:p/>
          </draw:image>
        </draw:frame>
        <draw:frame draw:style-name="gr4" draw:text-style-name="P1" draw:layer="layout" svg:width="3.386cm" svg:height="3.386cm" svg:x="2.205cm" svg:y="4.238cm">
          <draw:image xlink:href="../../../../../Downloads/Linspire%20Clear/128x128/apps/winprops.png" xlink:type="simple" xlink:show="embed" xlink:actuate="onLoad">
            <text:p/>
          </draw:image>
        </draw:frame>
        <draw:frame draw:style-name="gr4" draw:text-style-name="P1" draw:layer="layout" svg:width="3.386cm" svg:height="3.386cm" svg:x="12.789cm" svg:y="12.705cm">
          <draw:image xlink:href="../../../../../Downloads/Linspire%20Clear/128x128/mimetypes/make.png" xlink:type="simple" xlink:show="embed" xlink:actuate="onLoad">
            <text:p/>
          </draw:image>
        </draw:frame>
        <draw:frame draw:style-name="gr3" draw:text-style-name="P4" draw:layer="layout" svg:width="4.613cm" svg:height="2.455cm" svg:x="6.244cm" svg:y="13.171cm">
          <draw:text-box>
            <text:p text:style-name="P3"><text:span text:style-name="T1">Each pack is put</text:span></text:p>
            <text:p text:style-name="P3"><text:span text:style-name="T1">in files that can be</text:span></text:p>
            <text:p text:style-name="P3"><text:span text:style-name="T1">compressed or not</text:span></text:p>
            <text:p text:style-name="P3"><text:span text:style-name="T1">(raw, gzip, bzip2).</text:span></text:p>
          </draw:text-box>
        </draw:frame>
        <draw:frame draw:style-name="gr3" draw:text-style-name="P4" draw:layer="layout" svg:width="5.125cm" svg:height="2.455cm" svg:x="16.81cm" svg:y="13.128cm">
          <draw:text-box>
            <text:p text:style-name="P3"><text:span text:style-name="T1">Resources provide</text:span></text:p>
            <text:p text:style-name="P3"><text:span text:style-name="T1">additional data for</text:span></text:p>
            <text:p text:style-name="P3"><text:span text:style-name="T1">the panel and IzPack</text:span></text:p>
            <text:p text:style-name="P3"><text:span text:style-name="T1">(pictures, texts, ...).</text:span></text:p>
          </draw:text-box>
        </draw:frame>
        <draw:frame draw:style-name="gr3" draw:text-style-name="P2" draw:layer="layout" svg:width="5.37cm" svg:height="0.983cm" svg:x="0.3cm" svg:y="0.1cm">
          <draw:text-box>
            <text:p text:style-name="P2">An installer JAR</text:p>
          </draw:text-box>
        </draw:frame>
        <draw:frame draw:style-name="gr3" draw:text-style-name="P4" draw:layer="layout" svg:width="4.82cm" svg:height="1.904cm" svg:x="6.382cm" svg:y="4.958cm">
          <draw:text-box>
            <text:p text:style-name="P3"><text:span text:style-name="T1">The IzPack installer</text:span></text:p>
            <text:p text:style-name="P3"><text:span text:style-name="T1">runtime is generic</text:span></text:p>
            <text:p text:style-name="P3"><text:span text:style-name="T1">and extensible.</text:span></text:p>
          </draw:text-box>
        </draw:frame>
        <draw:frame draw:style-name="gr3" draw:text-style-name="P4" draw:layer="layout" svg:width="5.557cm" svg:height="3.006cm" svg:x="17.01cm" svg:y="4.607cm">
          <draw:text-box>
            <text:p text:style-name="P3"><text:span text:style-name="T1">Panels are shown</text:span></text:p>
            <text:p text:style-name="P3"><text:span text:style-name="T1">to users. You can</text:span></text:p>
            <text:p text:style-name="P3"><text:span text:style-name="T1">create your owns,</text:span></text:p>
            <text:p text:style-name="P3"><text:span text:style-name="T1">reuse existing ones,</text:span></text:p>
            <text:p text:style-name="P3"><text:span text:style-name="T1">and specify their ord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ght_20_gray" draw:display-name="Light gray" draw:style="linear" draw:start-color="#ffffff" draw:end-color="#e6e6e6" draw:start-intensity="100%" draw:end-intensity="100%" draw:angle="0" draw:border="0%"/>
    <draw:gradient draw:name="Light_20_gray_20_rectangular" draw:display-name="Light gray rectangular" draw:style="rectangular" draw:cx="50%" draw:cy="50%" draw:start-color="#e6e6e6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9.0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Julien Ponge</meta:initial-creator>
    <meta:creation-date>2006-08-05T11:49:31</meta:creation-date>
    <dc:creator>Julien Ponge</dc:creator>
    <dc:date>2006-08-05T12:10:22</dc:date>
    <dc:language>en-US</dc:language>
    <meta:editing-cycles>7</meta:editing-cycles>
    <meta:editing-duration>PT20M5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